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10 cons</text:p>
          </table:table-cell>
          <table:table-cell table:number-columns-repeated="2"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7.5146" calcext:value-type="float">
            <text:p>17.5146</text:p>
          </table:table-cell>
          <table:table-cell office:value-type="float" office:value="23.3151" calcext:value-type="float">
            <text:p>23.315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65.66" calcext:value-type="float">
            <text:p>65.66</text:p>
          </table:table-cell>
          <table:table-cell office:value-type="float" office:value="99.41" calcext:value-type="float">
            <text:p>99.41</text:p>
          </table:table-cell>
          <table:table-cell office:value-type="float" office:value="67.25" calcext:value-type="float">
            <text:p>67.25</text:p>
          </table:table-cell>
          <table:table-cell office:value-type="float" office:value="79.09" calcext:value-type="float">
            <text:p>79.09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2172" calcext:value-type="float">
            <text:p>0.2172</text:p>
          </table:table-cell>
          <table:table-cell office:value-type="float" office:value="60.55" calcext:value-type="float">
            <text:p>60.55</text:p>
          </table:table-cell>
          <table:table-cell office:value-type="float" office:value="100" calcext:value-type="float">
            <text:p>100</text:p>
          </table:table-cell>
          <table:table-cell office:value-type="float" office:value="60.55" calcext:value-type="float">
            <text:p>60.55</text:p>
          </table:table-cell>
          <table:table-cell office:value-type="float" office:value="70.43" calcext:value-type="float">
            <text:p>70.4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5"/>
          <table:table-cell office:value-type="string" calcext:value-type="string">
            <text:p>Many “1”</text:p>
          </table:table-cell>
          <table:table-cell table:number-columns-repeated="6"/>
          <table:table-cell office:value-type="string" calcext:value-type="string">
            <text:p>predicion always 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1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849" calcext:value-type="float">
            <text:p>9.6849</text:p>
          </table:table-cell>
          <table:table-cell office:value-type="float" office:value="13.0137" calcext:value-type="float">
            <text:p>13.013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65.32" calcext:value-type="float">
            <text:p>65.32</text:p>
          </table:table-cell>
          <table:table-cell office:value-type="string" calcext:value-type="string">
            <text:p>Nan</text:p>
          </table:table-cell>
          <table:table-cell table:number-columns-repeated="7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1:36:34.406745474</meta:creation-date>
    <dc:date>2017-03-19T01:43:51.310231896</dc:date>
    <meta:editing-duration>PT4H3M51S</meta:editing-duration>
    <meta:editing-cycles>3</meta:editing-cycles>
    <meta:generator>LibreOffice/4.2.8.2$Linux_X86_64 LibreOffice_project/420m0$Build-2</meta:generator>
    <meta:document-statistic meta:table-count="1" meta:cell-count="53" meta:object-count="0"/>
  </office:meta>
</office:document-meta>
</file>